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431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1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sgcW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SC</text:p>
          </table:table-cell>
          <table:table-cell office:value-type="string">
            <text:p>M. Scaufflaire</text:p>
          </table:table-cell>
          <table:table-cell office:value-type="string">
            <text:p>M. Scaufflaire, keeper of horses and coaches in M-sur-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D</text:p>
          </table:table-cell>
          <table:table-cell office:value-type="string">
            <text:p>Scaufflaire's wife</text:p>
          </table:table-cell>
          <table:table-cell office:value-type="string">
            <text:p>M. Scaufflaire's wif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A</text:p>
          </table:table-cell>
          <table:table-cell office:value-type="string">
            <text:p>Curé, Digne</text:p>
          </table:table-cell>
          <table:table-cell office:value-type="string">
            <text:p>Curé in Dig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B</text:p>
          </table:table-cell>
          <table:table-cell office:value-type="string">
            <text:p>Mountain curé</text:p>
          </table:table-cell>
          <table:table-cell office:value-type="string">
            <text:p>Curé in the mountains near Dig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CD</text:p>
          </table:table-cell>
          <table:table-cell office:value-type="string">
            <text:p>Condemned to death</text:p>
          </table:table-cell>
          <table:table-cell office:value-type="string">
            <text:p>Man condemned to death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L</text:p>
          </table:table-cell>
          <table:table-cell office:value-type="string">
            <text:p>Countess de Lô</text:p>
          </table:table-cell>
          <table:table-cell office:value-type="string">
            <text:p>Countess de Lô, distant relative of Myri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V</text:p>
          </table:table-cell>
          <table:table-cell office:value-type="string">
            <text:p>Cravatte</text:p>
          </table:table-cell>
          <table:table-cell office:value-type="string">
            <text:p>Cravatte, mountain bandi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GE</text:p>
          </table:table-cell>
          <table:table-cell office:value-type="string">
            <text:p>Géborand</text:p>
          </table:table-cell>
          <table:table-cell office:value-type="string">
            <text:p>Géborand, retired merchant of Dig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GG</text:p>
          </table:table-cell>
          <table:table-cell office:value-type="string">
            <text:p>Conventionist</text:p>
          </table:table-cell>
          <table:table-cell office:value-type="string">
            <text:p>G--, a Convenionis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HD</text:p>
          </table:table-cell>
          <table:table-cell office:value-type="string">
            <text:p>Hospital director</text:p>
          </table:table-cell>
          <table:table-cell office:value-type="string">
            <text:p>Hospital director in Dig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MB</text:p>
          </table:table-cell>
          <table:table-cell office:value-type="string">
            <text:p>Mlle Baptistine</text:p>
          </table:table-cell>
          <table:table-cell office:value-type="string">
            <text:p>Mlle Baptistine, sister of Myri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MC</text:p>
          </table:table-cell>
          <table:table-cell office:value-type="string">
            <text:p>Champtercier</text:p>
          </table:table-cell>
          <table:table-cell office:value-type="string">
            <text:p>Marquis de Champtercier, ultra-royalist in Dig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ME</text:p>
          </table:table-cell>
          <table:table-cell office:value-type="string">
            <text:p>Mme Magloire</text:p>
          </table:table-cell>
          <table:table-cell office:value-type="string">
            <text:p>Mme Magloire, housekeeper to Myri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MH</text:p>
          </table:table-cell>
          <table:table-cell office:value-type="string">
            <text:p>Chastelar mayor</text:p>
          </table:table-cell>
          <table:table-cell office:value-type="string">
            <text:p>Mayor of Chastelar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MS</text:p>
          </table:table-cell>
          <table:table-cell office:value-type="string">
            <text:p>Mayor of Senez</text:p>
          </table:table-cell>
          <table:table-cell office:value-type="string">
            <text:p>Mayor of Senez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MY</text:p>
          </table:table-cell>
          <table:table-cell office:value-type="string">
            <text:p>Bishop Myriel</text:p>
          </table:table-cell>
          <table:table-cell office:value-type="string">
            <text:p>M. Myriel, Bishop of Dig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SB</text:p>
          </table:table-cell>
          <table:table-cell office:value-type="string">
            <text:p>Shepherd boy</text:p>
          </table:table-cell>
          <table:table-cell office:value-type="string">
            <text:p>Shepherd boy, serves G-- the conventionis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SN</text:p>
          </table:table-cell>
          <table:table-cell office:value-type="string">
            <text:p>Senator</text:p>
          </table:table-cell>
          <table:table-cell office:value-type="string">
            <text:p>Senator, Count ***, in Dig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TR</text:p>
          </table:table-cell>
          <table:table-cell office:value-type="string">
            <text:p>Three gendarmes</text:p>
          </table:table-cell>
          <table:table-cell office:value-type="string">
            <text:p>Three gendarmes, arrested Valjea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VB</text:p>
          </table:table-cell>
          <table:table-cell office:value-type="string">
            <text:p>Mme Boischevron</text:p>
          </table:table-cell>
          <table:table-cell office:value-type="string">
            <text:p>Mme Boischevron, friend and correspondent of Mlle Baptistin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string">
            <text:p>Blachevelle</text:p>
          </table:table-cell>
          <table:table-cell office:value-type="string">
            <text:p>Blachevelle, Parisian student, lover of Favourit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DA</text:p>
          </table:table-cell>
          <table:table-cell office:value-type="string">
            <text:p>Dahlia</text:p>
          </table:table-cell>
          <table:table-cell office:value-type="string">
            <text:p>Dahlia, mistress of Listoli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DS</text:p>
          </table:table-cell>
          <table:table-cell office:value-type="string">
            <text:p>Doctor M-s-M</text:p>
          </table:table-cell>
          <table:table-cell office:value-type="string">
            <text:p>Doctor in M-sur-M hospita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A</text:p>
          </table:table-cell>
          <table:table-cell office:value-type="string">
            <text:p>Fameuil</text:p>
          </table:table-cell>
          <table:table-cell office:value-type="string">
            <text:p>Fameuil, Parisian student, lover of <text:s/>Zéph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B</text:p>
          </table:table-cell>
          <table:table-cell office:value-type="string">
            <text:p>Barber</text:p>
          </table:table-cell>
          <table:table-cell office:value-type="string">
            <text:p>Barber to whom Fantine sells her hai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D</text:p>
          </table:table-cell>
          <table:table-cell office:value-type="string">
            <text:p>Furniture seller</text:p>
          </table:table-cell>
          <table:table-cell office:value-type="string">
            <text:p>Secondhand dealer who sold furniture to Fant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L</text:p>
          </table:table-cell>
          <table:table-cell office:value-type="string">
            <text:p>Landlord</text:p>
          </table:table-cell>
          <table:table-cell office:value-type="string">
            <text:p>Fantine's landlor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N</text:p>
          </table:table-cell>
          <table:table-cell office:value-type="string">
            <text:p>Fantine</text:p>
          </table:table-cell>
          <table:table-cell office:value-type="string">
            <text:p>Fantine, mistress of Tholomyè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T</text:p>
          </table:table-cell>
          <table:table-cell office:value-type="string">
            <text:p>Tholomyès</text:p>
          </table:table-cell>
          <table:table-cell office:value-type="string">
            <text:p>Tholomyès, Parisian student, lover of Fant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FV</text:p>
          </table:table-cell>
          <table:table-cell office:value-type="string">
            <text:p>Favourite</text:p>
          </table:table-cell>
          <table:table-cell office:value-type="string">
            <text:p>Favourite, mistress of Blachevel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ID</text:p>
          </table:table-cell>
          <table:table-cell table:number-columns-repeated="2" office:value-type="string">
            <text:p>Itinerant dentis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LI</text:p>
          </table:table-cell>
          <table:table-cell office:value-type="string">
            <text:p>Listolier</text:p>
          </table:table-cell>
          <table:table-cell office:value-type="string">
            <text:p>Listolier, Parisian student, lover of Dahlia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MT</text:p>
          </table:table-cell>
          <table:table-cell office:value-type="string">
            <text:p>Marguerite</text:p>
          </table:table-cell>
          <table:table-cell office:value-type="string">
            <text:p>Marguerite, friend of Fantine in M-sur-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NT</text:p>
          </table:table-cell>
          <table:table-cell office:value-type="string">
            <text:p>Thénardiers' neighbor</text:p>
          </table:table-cell>
          <table:table-cell office:value-type="string">
            <text:p>Neighbor of Thénardier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SF</text:p>
          </table:table-cell>
          <table:table-cell office:value-type="string">
            <text:p>Factory supervisor</text:p>
          </table:table-cell>
          <table:table-cell office:value-type="string">
            <text:p>Supervisor in M. Madeleine's factor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SM</text:p>
          </table:table-cell>
          <table:table-cell office:value-type="string">
            <text:p>Hospital servant</text:p>
          </table:table-cell>
          <table:table-cell office:value-type="string">
            <text:p>Servant at the hospital in M-sur-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SP</text:p>
          </table:table-cell>
          <table:table-cell office:value-type="string">
            <text:p>Sister Perpétue</text:p>
          </table:table-cell>
          <table:table-cell office:value-type="string">
            <text:p>Sister Perpétue, nun at infirmary in M-sur-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SS</text:p>
          </table:table-cell>
          <table:table-cell office:value-type="string">
            <text:p>Sister Simplice</text:p>
          </table:table-cell>
          <table:table-cell office:value-type="string">
            <text:p>Sister Simplice, nun at infirmary in M-sur-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WB</text:p>
          </table:table-cell>
          <table:table-cell office:value-type="string">
            <text:p>Waiter</text:p>
          </table:table-cell>
          <table:table-cell office:value-type="string">
            <text:p>Waiter at Bombarda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ZE</text:p>
          </table:table-cell>
          <table:table-cell office:value-type="string">
            <text:p>Zephine</text:p>
          </table:table-cell>
          <table:table-cell office:value-type="string">
            <text:p>Zephine, mistress of Fameui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D</text:p>
          </table:table-cell>
          <table:table-cell office:value-type="string">
            <text:p>Digne peasant</text:p>
          </table:table-cell>
          <table:table-cell office:value-type="string">
            <text:p>Peasant in Digne, whom Valjean asks for foo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PE</text:p>
          </table:table-cell>
          <table:table-cell table:number-columns-repeated="2" office:value-type="string">
            <text:p>Peasant's wif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MU</text:p>
          </table:table-cell>
          <table:table-cell table:number-columns-repeated="2" office:value-type="string">
            <text:p>Minister of agricultur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MW</text:p>
          </table:table-cell>
          <table:table-cell office:value-type="string">
            <text:p>Minister's wife</text:p>
          </table:table-cell>
          <table:table-cell office:value-type="string">
            <text:p>Minister of agriculture's wif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A</text:p>
          </table:table-cell>
          <table:table-cell office:value-type="string">
            <text:p>Bahorel</text:p>
          </table:table-cell>
          <table:table-cell office:value-type="string">
            <text:p>Bahorel, member,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K</text:p>
          </table:table-cell>
          <table:table-cell office:value-type="string">
            <text:p>Paris baker</text:p>
          </table:table-cell>
          <table:table-cell office:value-type="string">
            <text:p>Baker, visited by Gavroch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P</text:p>
          </table:table-cell>
          <table:table-cell office:value-type="string">
            <text:p>Card player</text:p>
          </table:table-cell>
          <table:table-cell office:value-type="string">
            <text:p>Man playing cards with Grantair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W</text:p>
          </table:table-cell>
          <table:table-cell office:value-type="string">
            <text:p>Concierge, Verrerie</text:p>
          </table:table-cell>
          <table:table-cell office:value-type="string">
            <text:p>Concierge, rue de la Verreri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DN</text:p>
          </table:table-cell>
          <table:table-cell office:value-type="string">
            <text:p>Dandy</text:p>
          </table:table-cell>
          <table:table-cell office:value-type="string">
            <text:p>Dandy near the barricad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DR</text:p>
          </table:table-cell>
          <table:table-cell office:value-type="string">
            <text:p>Drunk coachman</text:p>
          </table:table-cell>
          <table:table-cell office:value-type="string">
            <text:p>Drunk Auvergnat coachma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B</text:p>
          </table:table-cell>
          <table:table-cell office:value-type="string">
            <text:p>Gibolette</text:p>
          </table:table-cell>
          <table:table-cell office:value-type="string">
            <text:p>Gibolette, servant in Corinth In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L</text:p>
          </table:table-cell>
          <table:table-cell office:value-type="string">
            <text:p>Poor girl</text:p>
          </table:table-cell>
          <table:table-cell office:value-type="string">
            <text:p>Poor girl, helped by Gavroch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N</text:p>
          </table:table-cell>
          <table:table-cell office:value-type="string">
            <text:p>Gardener</text:p>
          </table:table-cell>
          <table:table-cell office:value-type="string">
            <text:p>Gardener, encountered by Mabeu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S</text:p>
          </table:table-cell>
          <table:table-cell office:value-type="string">
            <text:p>Secondhand dealer</text:p>
          </table:table-cell>
          <table:table-cell office:value-type="string">
            <text:p>Secondhand dealer from whom Gavroche 'borrows' a pisto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HL</text:p>
          </table:table-cell>
          <table:table-cell office:value-type="string">
            <text:p>Mme Hucheloup</text:p>
          </table:table-cell>
          <table:table-cell office:value-type="string">
            <text:p>Mme Hucheloup, keeper of Corinth In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IW</text:p>
          </table:table-cell>
          <table:table-cell table:number-columns-repeated="2" office:value-type="string">
            <text:p>Insurgent worker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JP</text:p>
          </table:table-cell>
          <table:table-cell office:value-type="string">
            <text:p>Prouvaire</text:p>
          </table:table-cell>
          <table:table-cell office:value-type="string">
            <text:p>Prouvaire, member Friends of the AB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ML</text:p>
          </table:table-cell>
          <table:table-cell office:value-type="string">
            <text:p>Matelotte</text:p>
          </table:table-cell>
          <table:table-cell office:value-type="string">
            <text:p>Matelotte, a servant at the Corinth In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MM</text:p>
          </table:table-cell>
          <table:table-cell office:value-type="string">
            <text:p>M. Mabeuf</text:p>
          </table:table-cell>
          <table:table-cell office:value-type="string">
            <text:p>M. Mabeuf, warden of St. Sulpice, bibliophil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NA</text:p>
          </table:table-cell>
          <table:table-cell office:value-type="string">
            <text:p>Navet</text:p>
          </table:table-cell>
          <table:table-cell office:value-type="string">
            <text:p>Navet, friend of Gavroch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Mother Plutarch</text:p>
          </table:table-cell>
          <table:table-cell office:value-type="string">
            <text:p>Mother Plutarch, housekeeper of M. Mabeu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RP</text:p>
          </table:table-cell>
          <table:table-cell table:number-columns-repeated="2" office:value-type="string">
            <text:p>Ragpick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SI</text:p>
          </table:table-cell>
          <table:table-cell office:value-type="string">
            <text:p>Sergeant, Imprimérie</text:p>
          </table:table-cell>
          <table:table-cell office:value-type="string">
            <text:p>Sergeant at the Imprimérie Royale pos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TC</text:p>
          </table:table-cell>
          <table:table-cell office:value-type="string">
            <text:p>Three concierges</text:p>
          </table:table-cell>
          <table:table-cell office:value-type="string">
            <text:p>Three concierges, met by Gvaroch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WA</text:p>
          </table:table-cell>
          <table:table-cell office:value-type="string">
            <text:p>Anonymous worker</text:p>
          </table:table-cell>
          <table:table-cell office:value-type="string">
            <text:p>Anonymous worker at barricad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B</text:p>
          </table:table-cell>
          <table:table-cell office:value-type="string">
            <text:p>Babet</text:p>
          </table:table-cell>
          <table:table-cell office:value-type="string">
            <text:p>Babet, member, Patron-Minet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J</text:p>
          </table:table-cell>
          <table:table-cell office:value-type="string">
            <text:p>Brujon</text:p>
          </table:table-cell>
          <table:table-cell office:value-type="string">
            <text:p>Brujon, criminal, associate of Patron-Minet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DU</text:p>
          </table:table-cell>
          <table:table-cell office:value-type="string">
            <text:p>Deuxmilliards</text:p>
          </table:table-cell>
          <table:table-cell office:value-type="string">
            <text:p>Deux-millards, aka Demi-liard, a criminal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GF</text:p>
          </table:table-cell>
          <table:table-cell office:value-type="string">
            <text:p>Guard, La Force</text:p>
          </table:table-cell>
          <table:table-cell office:value-type="string">
            <text:p>Guard, La Force pris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GU</text:p>
          </table:table-cell>
          <table:table-cell office:value-type="string">
            <text:p>Gueulemer</text:p>
          </table:table-cell>
          <table:table-cell office:value-type="string">
            <text:p>Gueulemer, member of Patron-Minet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MO</text:p>
          </table:table-cell>
          <table:table-cell office:value-type="string">
            <text:p>Montparnasse</text:p>
          </table:table-cell>
          <table:table-cell office:value-type="string">
            <text:p>Montparnasse, member of Patron-Minett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PC</text:p>
          </table:table-cell>
          <table:table-cell office:value-type="string">
            <text:p>Porter, barricade</text:p>
          </table:table-cell>
          <table:table-cell office:value-type="string">
            <text:p>Porter shot at the barricade by Le Cabuc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PN</text:p>
          </table:table-cell>
          <table:table-cell office:value-type="string">
            <text:p>Panchaud</text:p>
          </table:table-cell>
          <table:table-cell office:value-type="string">
            <text:p>Panchaud, a criminal aka as Printanier, Bigrenaill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QU</text:p>
          </table:table-cell>
          <table:table-cell office:value-type="string">
            <text:p>Claquesous</text:p>
          </table:table-cell>
          <table:table-cell office:value-type="string">
            <text:p>Claquesous, member of Patron-Minette,aka Le Cabuc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AM</text:p>
          </table:table-cell>
          <table:table-cell office:value-type="string">
            <text:p>Abbé Mabeuf</text:p>
          </table:table-cell>
          <table:table-cell office:value-type="string">
            <text:p>Abbé Mabeuf, curé in Vernon, brother of M. Mabeuf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DV</text:p>
          </table:table-cell>
          <table:table-cell office:value-type="string">
            <text:p>Doctor, Vernon</text:p>
          </table:table-cell>
          <table:table-cell office:value-type="string">
            <text:p>Doctor in Verno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GP</text:p>
          </table:table-cell>
          <table:table-cell office:value-type="string">
            <text:p>Colonel Pontmercy</text:p>
          </table:table-cell>
          <table:table-cell office:value-type="string">
            <text:p>Colonel George Pontmercy, Marius's fath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MP</text:p>
          </table:table-cell>
          <table:table-cell office:value-type="string">
            <text:p>Mme Pontmercy</text:p>
          </table:table-cell>
          <table:table-cell office:value-type="string">
            <text:p>Mme Pontmercy, younger daughter of Gillenormand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NP</text:p>
          </table:table-cell>
          <table:table-cell office:value-type="string">
            <text:p>Napoleon</text:p>
          </table:table-cell>
          <table:table-cell office:value-type="string">
            <text:p>Napoleon, Emperor of Franc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WP</text:p>
          </table:table-cell>
          <table:table-cell office:value-type="string">
            <text:p>Pontmercy's servant</text:p>
          </table:table-cell>
          <table:table-cell office:value-type="string">
            <text:p>Woman servant to Colonel Pontmercy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CY</text:p>
          </table:table-cell>
          <table:table-cell office:value-type="string">
            <text:p>Concierge, l'Homme Armé</text:p>
          </table:table-cell>
          <table:table-cell office:value-type="string">
            <text:p>Concierge at rue de l'Homme Armé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CZ</text:p>
          </table:table-cell>
          <table:table-cell office:value-type="string">
            <text:p>Concierge's husband</text:p>
          </table:table-cell>
          <table:table-cell office:value-type="string">
            <text:p>Husband of Concierge at rue de l'Homme Armé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DJ</text:p>
          </table:table-cell>
          <table:table-cell office:value-type="string">
            <text:p>Doctor, Valjean</text:p>
          </table:table-cell>
          <table:table-cell office:value-type="string">
            <text:p>Doctor to Valjean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Z</text:p>
          </table:table-cell>
          <table:table-cell office:value-type="string">
            <text:p>Peddler</text:p>
          </table:table-cell>
          <table:table-cell office:value-type="string">
            <text:p>Peddler in Thénardier's in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VI</text:p>
          </table:table-cell>
          <table:table-cell office:value-type="string">
            <text:p>Mme Victurnien</text:p>
          </table:table-cell>
          <table:table-cell office:value-type="string">
            <text:p>Mme Victurnien, snoop in M-sur-M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BF</text:p>
          </table:table-cell>
          <table:table-cell office:value-type="string">
            <text:p>Babet's girlfriend</text:p>
          </table:table-cell>
          <table:table-cell office:value-type="string">
            <text:p>Babet's girlfriend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Paris barber</text:p>
          </table:table-cell>
          <table:table-cell office:value-type="string">
            <text:p>Barber encountered by Gavro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X</text:p>
          </table:table-cell>
          <table:table-cell office:value-type="string">
            <text:p>Bourgeois man</text:p>
          </table:table-cell>
          <table:table-cell office:value-type="string">
            <text:p>Bourgeois man in Luxemburg garden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string">
            <text:p>BY</text:p>
          </table:table-cell>
          <table:table-cell office:value-type="string">
            <text:p>Bourgeois son</text:p>
          </table:table-cell>
          <table:table-cell office:value-type="string">
            <text:p>Bourgeois man's son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MN</text:p>
          </table:table-cell>
          <table:table-cell office:value-type="string">
            <text:p>Magnon</text:p>
          </table:table-cell>
          <table:table-cell office:value-type="string">
            <text:p>Magnon, servant of Gillenormand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string">
            <text:p>OS</text:p>
          </table:table-cell>
          <table:table-cell office:value-type="string">
            <text:p>Old soldier</text:p>
          </table:table-cell>
          <table:table-cell office:value-type="string">
            <text:p>Old soldier at barbershop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énardier, raised by Magnon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énardier, raised by Magnon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string">
            <text:p>AA</text:p>
          </table:table-cell>
          <table:table-cell office:value-type="string">
            <text:p>Arras lawyer</text:p>
          </table:table-cell>
          <table:table-cell office:value-type="string">
            <text:p>Lawyer in Arras's cour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BC</text:p>
          </table:table-cell>
          <table:table-cell office:value-type="string">
            <text:p>Booking clerk</text:p>
          </table:table-cell>
          <table:table-cell office:value-type="string">
            <text:p>Booking clerk in Arras's cour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string">
            <text:p>Stable boy</text:p>
          </table:table-cell>
          <table:table-cell office:value-type="string">
            <text:p>Stable boy in Hesdi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BS</text:p>
          </table:table-cell>
          <table:table-cell office:value-type="string">
            <text:p>Boatswain</text:p>
          </table:table-cell>
          <table:table-cell office:value-type="string">
            <text:p>Boatswain on the Orion saved by Valjea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T</text:p>
          </table:table-cell>
          <table:table-cell office:value-type="string">
            <text:p>Baroness de T</text:p>
          </table:table-cell>
          <table:table-cell office:value-type="string">
            <text:p>Baroness de T-, friend of M.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U</text:p>
          </table:table-cell>
          <table:table-cell office:value-type="string">
            <text:p>Mme Burgon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W</text:p>
          </table:table-cell>
          <table:table-cell office:value-type="string">
            <text:p>Wheelright</text:p>
          </table:table-cell>
          <table:table-cell office:value-type="string">
            <text:p>Master Bourgaillard, wheelrigh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CE</text:p>
          </table:table-cell>
          <table:table-cell office:value-type="string">
            <text:p>Arras coachman</text:p>
          </table:table-cell>
          <table:table-cell office:value-type="string">
            <text:p>Coachman of the mail to Arra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CF</text:p>
          </table:table-cell>
          <table:table-cell office:value-type="string">
            <text:p>Montfermeuil coachman</text:p>
          </table:table-cell>
          <table:table-cell office:value-type="string">
            <text:p>Montfermeuil coachma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CG</text:p>
          </table:table-cell>
          <table:table-cell office:value-type="string">
            <text:p>Parisian coachman</text:p>
          </table:table-cell>
          <table:table-cell office:value-type="string">
            <text:p>Coachman by Gorbeau tenemen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CI</text:p>
          </table:table-cell>
          <table:table-cell office:value-type="string">
            <text:p>Cashier</text:p>
          </table:table-cell>
          <table:table-cell office:value-type="string">
            <text:p>Cashier at M.Madeleine's manufactory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CJ</text:p>
          </table:table-cell>
          <table:table-cell office:value-type="string">
            <text:p>Javert's coachman</text:p>
          </table:table-cell>
          <table:table-cell office:value-type="string">
            <text:p>Coachman assisting Javer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CX</text:p>
          </table:table-cell>
          <table:table-cell office:value-type="string">
            <text:p>Concierge, Gillenormand</text:p>
          </table:table-cell>
          <table:table-cell office:value-type="string">
            <text:p>Concierge at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DG</text:p>
          </table:table-cell>
          <table:table-cell office:value-type="string">
            <text:p>Doctor, Gillenormand</text:p>
          </table:table-cell>
          <table:table-cell office:value-type="string">
            <text:p>Doctor at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DH</text:p>
          </table:table-cell>
          <table:table-cell office:value-type="string">
            <text:p>Duc d'Havré</text:p>
          </table:table-cell>
          <table:table-cell office:value-type="string">
            <text:p>Duc d'Havré, accompanies Louis-Philipp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DM</text:p>
          </table:table-cell>
          <table:table-cell office:value-type="string">
            <text:p>Dowager M-s-M</text:p>
          </table:table-cell>
          <table:table-cell office:value-type="string">
            <text:p>Dowager in M-sur-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DO</text:p>
          </table:table-cell>
          <table:table-cell office:value-type="string">
            <text:p>Foreman, Grasse</text:p>
          </table:table-cell>
          <table:table-cell office:value-type="string">
            <text:p>Distillery foreman in Grass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FM</text:p>
          </table:table-cell>
          <table:table-cell office:value-type="string">
            <text:p>Fisherman, Digne</text:p>
          </table:table-cell>
          <table:table-cell office:value-type="string">
            <text:p>Fisherman in Dig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GD</text:p>
          </table:table-cell>
          <table:table-cell office:value-type="string">
            <text:p>Gendarme, Digne</text:p>
          </table:table-cell>
          <table:table-cell office:value-type="string">
            <text:p>Gendarme in Dig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GR</text:p>
          </table:table-cell>
          <table:table-cell office:value-type="string">
            <text:p>Gribier</text:p>
          </table:table-cell>
          <table:table-cell office:value-type="string">
            <text:p>Gribier, new gravedigger at Vaugirard cemetery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IK</text:p>
          </table:table-cell>
          <table:table-cell office:value-type="string">
            <text:p>Innkeeper's wife</text:p>
          </table:table-cell>
          <table:table-cell office:value-type="string">
            <text:p>Innkeeper's wife at Saint Pol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IS</text:p>
          </table:table-cell>
          <table:table-cell office:value-type="string">
            <text:p>Isabeau</text:p>
          </table:table-cell>
          <table:table-cell office:value-type="string">
            <text:p>Isabeau, baker in Faverolle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JD</text:p>
          </table:table-cell>
          <table:table-cell office:value-type="string">
            <text:p>Jailer, Digne</text:p>
          </table:table-cell>
          <table:table-cell office:value-type="string">
            <text:p>Jailer in the prison of Dig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JL</text:p>
          </table:table-cell>
          <table:table-cell office:value-type="string">
            <text:p>Labarre</text:p>
          </table:table-cell>
          <table:table-cell office:value-type="string">
            <text:p>Labarre, innkeeper in Dig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KA</text:p>
          </table:table-cell>
          <table:table-cell office:value-type="string">
            <text:p>Toll keeper</text:p>
          </table:table-cell>
          <table:table-cell office:value-type="string">
            <text:p>Toll keeper at Austerlitz bridg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KB</text:p>
          </table:table-cell>
          <table:table-cell office:value-type="string">
            <text:p>Kitchen boy</text:p>
          </table:table-cell>
          <table:table-cell office:value-type="string">
            <text:p>Kitchen boy at Labarre's in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KT</text:p>
          </table:table-cell>
          <table:table-cell office:value-type="string">
            <text:p>Tavern keeper</text:p>
          </table:table-cell>
          <table:table-cell office:value-type="string">
            <text:p>Tavern keeper in Dig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LA</text:p>
          </table:table-cell>
          <table:table-cell office:value-type="string">
            <text:p>Count Lamothe</text:p>
          </table:table-cell>
          <table:table-cell office:value-type="string">
            <text:p>Count Lamothe, member of Baroness de T-'s salo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LL</text:p>
          </table:table-cell>
          <table:table-cell office:value-type="string">
            <text:p>Landlady, Gorbeau</text:p>
          </table:table-cell>
          <table:table-cell office:value-type="string">
            <text:p>Landlady at Gorbeau House (during JVJ's stay)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LP</text:p>
          </table:table-cell>
          <table:table-cell office:value-type="string">
            <text:p>Louis-Philippe</text:p>
          </table:table-cell>
          <table:table-cell office:value-type="string">
            <text:p>Louis-Philippe d'Orléans, King of Franc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LR</text:p>
          </table:table-cell>
          <table:table-cell office:value-type="string">
            <text:p>Arras hotel keeper</text:p>
          </table:table-cell>
          <table:table-cell office:value-type="string">
            <text:p>Landlady at an Arras hotel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MD</text:p>
          </table:table-cell>
          <table:table-cell office:value-type="string">
            <text:p>Marie-Claude</text:p>
          </table:table-cell>
          <table:table-cell office:value-type="string">
            <text:p>Marie-Claude, neighbor of the Valjeans in Faverolle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MI</text:p>
          </table:table-cell>
          <table:table-cell office:value-type="string">
            <text:p>Mother Innocent</text:p>
          </table:table-cell>
          <table:table-cell office:value-type="string">
            <text:p>Mother Innocent, prioress of Convent of Petit Picpu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MR</text:p>
          </table:table-cell>
          <table:table-cell office:value-type="string">
            <text:p>Marquise de R</text:p>
          </table:table-cell>
          <table:table-cell office:value-type="string">
            <text:p>Marquise de R-, inhabitant of Dig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MV</text:p>
          </table:table-cell>
          <table:table-cell office:value-type="string">
            <text:p>Mlle Vaubois</text:p>
          </table:table-cell>
          <table:table-cell office:value-type="string">
            <text:p>Mlle Vaubois, friend of Mlle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NI</text:p>
          </table:table-cell>
          <table:table-cell office:value-type="string">
            <text:p>Nicolette</text:p>
          </table:table-cell>
          <table:table-cell office:value-type="string">
            <text:p>Nicolette, maid to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PG</text:p>
          </table:table-cell>
          <table:table-cell office:value-type="string">
            <text:p>Petit Gervais</text:p>
          </table:table-cell>
          <table:table-cell office:value-type="string">
            <text:p>Petit Gervais, a chimney sweep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PH</text:p>
          </table:table-cell>
          <table:table-cell office:value-type="string">
            <text:p>Priest, Digne</text:p>
          </table:table-cell>
          <table:table-cell office:value-type="string">
            <text:p>A priest on the road from Dig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PO</text:p>
          </table:table-cell>
          <table:table-cell office:value-type="string">
            <text:p>Portress, M-s-M</text:p>
          </table:table-cell>
          <table:table-cell office:value-type="string">
            <text:p>Portress of JV in M-sur-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PR</text:p>
          </table:table-cell>
          <table:table-cell table:number-columns-repeated="2" office:value-type="string">
            <text:p>Prison guar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PS</text:p>
          </table:table-cell>
          <table:table-cell office:value-type="string">
            <text:p>Porter, r. de l'Ouest</text:p>
          </table:table-cell>
          <table:table-cell office:value-type="string">
            <text:p>Porter, rue de l'Oues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PT</text:p>
          </table:table-cell>
          <table:table-cell office:value-type="string">
            <text:p>Postillion</text:p>
          </table:table-cell>
          <table:table-cell office:value-type="string">
            <text:p>Postillion, accompanying Valjean to Arra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RA</text:p>
          </table:table-cell>
          <table:table-cell office:value-type="string">
            <text:p>Arras resident</text:p>
          </table:table-cell>
          <table:table-cell office:value-type="string">
            <text:p>Resident of Arra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RM</text:p>
          </table:table-cell>
          <table:table-cell table:number-columns-repeated="2" office:value-type="string">
            <text:p>Road mend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SE</text:p>
          </table:table-cell>
          <table:table-cell office:value-type="string">
            <text:p>Saint Pol Servant girl</text:p>
          </table:table-cell>
          <table:table-cell office:value-type="string">
            <text:p>Servant girl in Saint Pol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SG</text:p>
          </table:table-cell>
          <table:table-cell office:value-type="string">
            <text:p>Police sergeant M-s-M</text:p>
          </table:table-cell>
          <table:table-cell office:value-type="string">
            <text:p>Police sergeant in M-sur-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SO</text:p>
          </table:table-cell>
          <table:table-cell office:value-type="string">
            <text:p>Soldiers</text:p>
          </table:table-cell>
          <table:table-cell office:value-type="string">
            <text:p>Soldiers pursuing Valjean, led by Javer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SR</text:p>
          </table:table-cell>
          <table:table-cell office:value-type="string">
            <text:p>Marius's servant</text:p>
          </table:table-cell>
          <table:table-cell office:value-type="string">
            <text:p>Servant to Marius at Garbeau tenemen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SW</text:p>
          </table:table-cell>
          <table:table-cell office:value-type="string">
            <text:p>Sewermen</text:p>
          </table:table-cell>
          <table:table-cell office:value-type="string">
            <text:p>Sewerme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TE</text:p>
          </table:table-cell>
          <table:table-cell table:number-columns-repeated="2" office:value-type="string">
            <text:p>German teamst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TG</text:p>
          </table:table-cell>
          <table:table-cell office:value-type="string">
            <text:p>Théodule</text:p>
          </table:table-cell>
          <table:table-cell office:value-type="string">
            <text:p>Lieutenant Théodule Gillenormand, grandnephew of Gillenormand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TS</text:p>
          </table:table-cell>
          <table:table-cell office:value-type="string">
            <text:p>Toussaint</text:p>
          </table:table-cell>
          <table:table-cell office:value-type="string">
            <text:p>Toussaint, servant of Valjean at Rue Plume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WH</text:p>
          </table:table-cell>
          <table:table-cell office:value-type="string">
            <text:p>Old woman</text:p>
          </table:table-cell>
          <table:table-cell office:value-type="string">
            <text:p>Old woman in Hesdi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WI</text:p>
          </table:table-cell>
          <table:table-cell table:number-columns-repeated="2" office:value-type="string">
            <text:p>Old woman's so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JM</text:p>
          </table:table-cell>
          <table:table-cell office:value-type="string">
            <text:p>Valjean's sister</text:p>
          </table:table-cell>
          <table:table-cell office:value-type="string">
            <text:p>Jeanne, sister of Valjean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string">
            <text:p>JN</text:p>
          </table:table-cell>
          <table:table-cell office:value-type="string">
            <text:p>Sister's son</text:p>
          </table:table-cell>
          <table:table-cell office:value-type="string">
            <text:p>Youngest son of Valjean's sister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string">
            <text:p>KD</text:p>
          </table:table-cell>
          <table:table-cell office:value-type="string">
            <text:p>Door keeper</text:p>
          </table:table-cell>
          <table:table-cell office:value-type="string">
            <text:p>Door keeper at a Paris bindery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string">
            <text:p>BI</text:p>
          </table:table-cell>
          <table:table-cell office:value-type="string">
            <text:p>Bailiff</text:p>
          </table:table-cell>
          <table:table-cell office:value-type="string">
            <text:p>Bailiff in Arras's cour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BM</text:p>
          </table:table-cell>
          <table:table-cell office:value-type="string">
            <text:p>Bamatabois</text:p>
          </table:table-cell>
          <table:table-cell office:value-type="string">
            <text:p>M. Bamatabois, idler of M-sur-M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string">
            <text:p>BR</text:p>
          </table:table-cell>
          <table:table-cell office:value-type="string">
            <text:p>Brevet</text:p>
          </table:table-cell>
          <table:table-cell office:value-type="string">
            <text:p>Brevet, convict in the galleys with Valjean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CC</text:p>
          </table:table-cell>
          <table:table-cell office:value-type="string">
            <text:p>Cochepaille</text:p>
          </table:table-cell>
          <table:table-cell office:value-type="string">
            <text:p>Cochepaille, convict in the galleys with Valjean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CH</text:p>
          </table:table-cell>
          <table:table-cell office:value-type="string">
            <text:p>Champmathieu</text:p>
          </table:table-cell>
          <table:table-cell office:value-type="string">
            <text:p>Champmathieu, accused thief mistaken for Valjean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CK</text:p>
          </table:table-cell>
          <table:table-cell office:value-type="string">
            <text:p>Defense counsel</text:p>
          </table:table-cell>
          <table:table-cell office:value-type="string">
            <text:p>Counsel for the defense in Champmathieu's tri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CN</text:p>
          </table:table-cell>
          <table:table-cell office:value-type="string">
            <text:p>Chenildieu</text:p>
          </table:table-cell>
          <table:table-cell office:value-type="string">
            <text:p>Chenildieu, convict in the galleys with Valjean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string">
            <text:p>JU</text:p>
          </table:table-cell>
          <table:table-cell office:value-type="string">
            <text:p>Judge</text:p>
          </table:table-cell>
          <table:table-cell office:value-type="string">
            <text:p>Judge at the Arras cour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PA</text:p>
          </table:table-cell>
          <table:table-cell office:value-type="string">
            <text:p>Prosecuting attorney</text:p>
          </table:table-cell>
          <table:table-cell office:value-type="string">
            <text:p>Prosecuting attorney in Champmathieu tri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8"/>
        </table:table-row>
      </table:table>
      <table:database-ranges>
        <table:database-range table:target-range-address="Sheet1.A1:Sheet1.E1048576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0/19/2015</text:date>, <text:time>17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7:12:08</dc:date>
    <dc:creator>Sergei Kalugin</dc:creator>
    <meta:generator>OpenOffice/4.1.1$Unix OpenOffice.org_project/411m6$Build-9775</meta:generator>
    <meta:editing-duration>PT22M36S</meta:editing-duration>
    <meta:editing-cycles>1</meta:editing-cycles>
    <meta:document-statistic meta:table-count="1" meta:cell-count="910" meta:object-count="0"/>
  </office:meta>
</office:document-meta>
</file>